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4cb0d" officeooo:paragraph-rsid="0014cb0d"/>
    </style:style>
    <style:style style:name="P2" style:family="paragraph" style:parent-style-name="Standard">
      <style:text-properties officeooo:rsid="001975ce" officeooo:paragraph-rsid="001975ce"/>
    </style:style>
    <style:style style:name="P3" style:family="paragraph" style:parent-style-name="Standard">
      <style:text-properties officeooo:rsid="001975ce" officeooo:paragraph-rsid="001975ce" fo:background-color="#fff200"/>
    </style:style>
    <style:style style:name="P4" style:family="paragraph" style:parent-style-name="Standard">
      <style:text-properties officeooo:rsid="001ae0ea" officeooo:paragraph-rsid="001ae0ea"/>
    </style:style>
    <style:style style:name="P5" style:family="paragraph" style:parent-style-name="Standard">
      <style:text-properties officeooo:rsid="001c657b" officeooo:paragraph-rsid="001c657b"/>
    </style:style>
    <style:style style:name="P6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14cb0d" officeooo:paragraph-rsid="0014cb0d"/>
    </style:style>
    <style:style style:name="P8" style:family="paragraph" style:parent-style-name="Standard">
      <style:text-properties fo:font-style="italic" fo:font-weight="bold" officeooo:rsid="00174317" officeooo:paragraph-rsid="0014cb0d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italic" fo:font-weight="bold" officeooo:rsid="00174317" officeooo:paragraph-rsid="00174317" style:font-style-asian="italic" style:font-weight-asian="bold" style:font-style-complex="italic" style:font-weight-complex="bold"/>
    </style:style>
    <style:style style:name="T1" style:family="text">
      <style:text-properties officeooo:rsid="001ae0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atellite Operational Commands</text:p>
      <text:p text:style-name="P1"><text:a xlink:type="simple" xlink:href="http://oresat.org/pub/satellite_operational" text:style-name="Internet_20_link" text:visited-style-name="Visited_20_Internet_20_Link">http://oresat.org/pub/</text:a><text:a xlink:type="simple" xlink:href="http://oresat.org/pub/satellite_operational" text:style-name="Internet_20_link" text:visited-style-name="Visited_20_Internet_20_Link"><text:span text:style-name="T1">satellite_operational</text:span></text:a><text:span text:style-name="T1">_commands</text:span>.pdf</text:p>
      <text:p text:style-name="P1">5-Dec-2019</text:p>
      <text:p text:style-name="P1"/>
      <text:p text:style-name="P8">Note:</text:p>
      <text:p text:style-name="P6">This is a preliminary document for the most part because the OreSat software development team is currently working on this aspect of the project.</text:p>
      <text:p text:style-name="P6">20-Dec-2019</text:p>
      <text:p text:style-name="P1"/>
      <text:p text:style-name="P1"/>
      <text:p text:style-name="P1"/>
      <text:p text:style-name="P3">[IARU 5<text:span text:style-name="T1">d</text:span>]</text:p>
      <text:p text:style-name="P2"/>
      <text:p text:style-name="P1">Optional: Give the complete space station turn off procedure.</text:p>
      <text:p text:style-name="P1"/>
      <text:p text:style-name="P1"/>
      <text:p text:style-name="P1">The space station turn off procedure is described in the satellite operational commands document, found at:</text:p>
      <text:p text:style-name="P1"/>
      <text:p text:style-name="P1"><text:a xlink:type="simple" xlink:href="http://oresat.org/pub/satellite_operational_commands.pdf" text:style-name="Internet_20_link" text:visited-style-name="Visited_20_Internet_20_Link">http://oresat.org/pub/satellite_operational_commands.pdf</text:a></text:p>
      <text:p text:style-name="P1"/>
      <text:p text:style-name="P1"/>
      <text:p text:style-name="P5">-&gt; CCSDS referenc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45:49.790778807</meta:creation-date>
    <dc:date>2019-12-20T13:21:16.230767672</dc:date>
    <meta:editing-duration>PT9M5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62" meta:character-count="508" meta:non-whitespace-character-count="457"/>
  </office:meta>
</office:document-meta>
</file>